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10000017F6646092F.png" manifest:media-type="image/png"/>
  <manifest:file-entry manifest:full-path="Pictures/1000020100000536000002F3A693EB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355cm"/>
    </style:style>
    <style:style style:name="Table3.B" style:family="table-column">
      <style:table-column-properties style:column-width="11.04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399cm" fo:margin-left="-0.199cm" table:align="left" style:writing-mode="lr-tb"/>
    </style:style>
    <style:style style:name="Table1.A" style:family="table-column">
      <style:table-column-properties style:column-width="4.209cm"/>
    </style:style>
    <style:style style:name="Table1.B" style:family="table-column">
      <style:table-column-properties style:column-width="11.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399cm" fo:margin-left="-0.199cm" table:align="left" style:writing-mode="lr-tb"/>
    </style:style>
    <style:style style:name="Table2.A" style:family="table-column">
      <style:table-column-properties style:column-width="4.209cm"/>
    </style:style>
    <style:style style:name="Table2.B" style:family="table-column">
      <style:table-column-properties style:column-width="11.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209cm"/>
    </style:style>
    <style:style style:name="Table4.B" style:family="table-column">
      <style:table-column-properties style:column-width="11.1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4dbee" officeooo:paragraph-rsid="0014dbe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4dbe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8pt" fo:font-weight="bold" officeooo:rsid="0014dbee" officeooo:paragraph-rsid="0014dbee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264c94"/>
    </style:style>
    <style:style style:name="P6" style:family="paragraph" style:parent-style-name="Heading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62af4" officeooo:paragraph-rsid="00162af4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62af4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/>
      <style:text-properties officeooo:rsid="0015f8c4" officeooo:paragraph-rsid="0015f8c4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7e9ff" officeooo:paragraph-rsid="0017e9ff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8cdc3" officeooo:paragraph-rsid="0018cdc3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14199" officeooo:paragraph-rsid="00214199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41529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7cd64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dbee" officeooo:paragraph-rsid="0014dbee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8cdc3" officeooo:paragraph-rsid="0018cdc3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cb364" officeooo:paragraph-rsid="001cb364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04402" officeooo:paragraph-rsid="00204402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070ba" officeooo:paragraph-rsid="002070ba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  <style:text-properties officeooo:rsid="0014dbee" officeooo:paragraph-rsid="0014dbee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  <style:text-properties officeooo:paragraph-rsid="0014dbe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24" style:family="paragraph" style:parent-style-name="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Liberation Serif" fo:font-size="12pt" fo:font-weight="normal" officeooo:rsid="001bcf62" officeooo:paragraph-rsid="00264c94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26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27" style:family="paragraph" style:parent-style-name="western">
      <style:paragraph-properties fo:margin-top="0cm" fo:margin-bottom="0cm" style:contextual-spacing="false" fo:line-height="150%"/>
      <style:text-properties fo:color="#000000" style:font-name="Liberation Serif" fo:font-size="12pt" fo:font-weight="normal" officeooo:rsid="001bcf62" officeooo:paragraph-rsid="00264c94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28" style:family="paragraph" style:parent-style-name="western">
      <style:paragraph-properties fo:margin-top="0cm" fo:margin-bottom="0cm" style:contextual-spacing="false" fo:line-height="150%"/>
      <style:text-properties style:font-name="Liberation Serif" fo:font-size="12pt" officeooo:paragraph-rsid="00264c94" style:font-size-asian="12pt" style:font-size-complex="12pt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264c94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paragraph-rsid="00264c94" style:font-size-asian="12pt" style:font-size-complex="12pt"/>
    </style:style>
    <style:style style:name="P34" style:family="paragraph" style:parent-style-name="Standard">
      <style:text-properties style:font-name="Liberation Serif" fo:font-size="12pt" officeooo:paragraph-rsid="00264c94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2pt" officeooo:paragraph-rsid="00264c94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64c94" style:font-size-asian="12pt" style:language-asian="zxx" style:country-asian="none" style:font-weight-asian="bold" style:font-name-complex="Arial" style:font-size-complex="12pt" style:language-complex="zxx" style:country-complex="none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38" style:family="paragraph" style:parent-style-name="Standard">
      <style:paragraph-properties fo:line-height="150%"/>
      <style:text-properties fo:color="#000000" style:font-name="Liberation Serif" fo:font-size="12pt" fo:font-weight="bold" officeooo:paragraph-rsid="00264c94" style:font-size-asian="12pt" style:font-weight-asian="bold" style:font-name-complex="Arial" style:font-size-complex="12pt"/>
    </style:style>
    <style:style style:name="P39" style:family="paragraph" style:parent-style-name="Standard">
      <style:paragraph-properties fo:line-height="150%"/>
      <style:text-properties fo:color="#000000" style:font-name="Liberation Serif" fo:font-size="12pt" fo:font-weight="bold" officeooo:rsid="001bcf62" officeooo:paragraph-rsid="00264c94" style:font-size-asian="12pt" style:font-weight-asian="bold" style:font-name-complex="Arial" style:font-size-complex="12pt"/>
    </style:style>
    <style:style style:name="P40" style:family="paragraph" style:parent-style-name="Standard">
      <style:paragraph-properties fo:line-height="150%"/>
      <style:text-properties fo:color="#000000" style:font-name="Liberation Serif" fo:font-size="12pt" fo:font-weight="bold" officeooo:rsid="001a67f1" officeooo:paragraph-rsid="00264c94" style:font-size-asian="12pt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649f8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64c94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9a5c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cf4f7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264c94" style:font-size-asian="12pt" style:language-asian="zxx" style:country-asian="none" style:font-name-complex="Arial" style:font-size-complex="12pt" style:language-complex="zxx" style:country-complex="none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4f92" officeooo:paragraph-rsid="00264c94" style:font-size-asian="12pt" style:font-name-complex="Arial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492f6" officeooo:paragraph-rsid="00264c94" style:font-size-asian="12pt" style:font-name-complex="Arial" style:font-size-complex="12pt"/>
    </style:style>
    <style:style style:name="P49" style:family="paragraph" style:parent-style-name="Standard">
      <style:paragraph-properties fo:line-height="150%"/>
      <style:text-properties fo:color="#000000" style:font-name="Liberation Serif" fo:font-size="12pt" officeooo:rsid="001492f6" officeooo:paragraph-rsid="00264c94" style:font-size-asian="12pt" style:font-name-complex="Arial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paragraph-rsid="00264c94" style:font-size-asian="12pt" style:font-name-complex="Arial" style:font-size-complex="12pt"/>
    </style:style>
    <style:style style:name="P51" style:family="paragraph" style:parent-style-name="Standard">
      <style:paragraph-properties fo:line-height="150%"/>
      <style:text-properties fo:color="#000000" style:font-name="Liberation Serif" fo:font-size="12pt" officeooo:paragraph-rsid="00264c94" style:font-size-asian="12pt" style:font-name-complex="Arial" style:font-size-complex="12pt"/>
    </style:style>
    <style:style style:name="P52" style:family="paragraph" style:parent-style-name="Standard">
      <style:paragraph-properties fo:line-height="150%"/>
      <style:text-properties fo:color="#000000" style:font-name="Liberation Serif" fo:font-size="12pt" officeooo:rsid="0019d703" officeooo:paragraph-rsid="00264c94" style:font-size-asian="12pt" style:font-name-complex="Arial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bcf62" officeooo:paragraph-rsid="00264c94" style:font-size-asian="12pt" style:font-name-complex="Arial" style:font-size-complex="12pt"/>
    </style:style>
    <style:style style:name="P54" style:family="paragraph" style:parent-style-name="Standard">
      <style:paragraph-properties fo:line-height="150%"/>
      <style:text-properties fo:color="#000000" style:font-name="Liberation Serif" fo:font-size="12pt" officeooo:rsid="001bcf62" officeooo:paragraph-rsid="00264c94" style:font-size-asian="12pt" style:font-name-complex="Arial" style:font-size-complex="12pt"/>
    </style:style>
    <style:style style:name="P55" style:family="paragraph" style:parent-style-name="Standard">
      <style:paragraph-properties fo:line-height="150%"/>
      <style:text-properties fo:color="#000000" style:font-name="Liberation Serif" fo:font-size="12pt" officeooo:rsid="001cf4f7" officeooo:paragraph-rsid="00264c94" style:font-size-asian="12pt" style:font-name-complex="Arial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style:font-name="Liberation Serif" fo:font-size="12pt" officeooo:rsid="001f6caa" officeooo:paragraph-rsid="00264c94" style:font-size-asian="12pt" style:font-name-complex="Arial" style:font-size-complex="12pt"/>
    </style:style>
    <style:style style:name="P57" style:family="paragraph" style:parent-style-name="Standard">
      <style:paragraph-properties fo:line-height="150%"/>
      <style:text-properties fo:color="#000000" style:font-name="Liberation Serif" fo:font-size="12pt" officeooo:rsid="001f6caa" officeooo:paragraph-rsid="00264c94" style:font-size-asian="12pt" style:font-name-complex="Arial" style:font-size-complex="12pt"/>
    </style:style>
    <style:style style:name="P58" style:family="paragraph" style:parent-style-name="Standard">
      <style:paragraph-properties fo:line-height="150%"/>
      <style:text-properties fo:color="#000000" style:font-name="Liberation Serif" fo:font-size="12pt" fo:font-weight="normal" officeooo:rsid="001cf4f7" officeooo:paragraph-rsid="00264c94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line-height="150%"/>
      <style:text-properties fo:color="#000000" style:font-name="Liberation Serif" fo:font-size="12pt" fo:font-weight="normal" officeooo:rsid="001f6caa" officeooo:paragraph-rsid="00264c94" style:font-size-asian="12pt" style:font-weight-asian="normal" style:font-name-complex="Arial" style:font-size-complex="12pt" style:font-weight-complex="normal"/>
    </style:style>
    <style:style style:name="P60" style:family="paragraph" style:parent-style-name="Standard">
      <style:text-properties officeooo:paragraph-rsid="00264c94"/>
    </style:style>
    <style:style style:name="P6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02a49a1"/>
    </style:style>
    <style:style style:name="P62" style:family="paragraph" style:parent-style-name="Text_20_body" style:list-style-name="L1">
      <style:paragraph-properties fo:margin-top="0cm" fo:margin-bottom="0cm" style:contextual-spacing="false"/>
      <style:text-properties officeooo:rsid="00214199" officeooo:paragraph-rsid="00214199"/>
    </style:style>
    <style:style style:name="P63" style:family="paragraph" style:parent-style-name="Text_20_body" style:list-style-name="L3">
      <style:paragraph-properties fo:margin-top="0cm" fo:margin-bottom="0cm" style:contextual-spacing="false"/>
      <style:text-properties officeooo:rsid="00214199" officeooo:paragraph-rsid="00214199"/>
    </style:style>
    <style:style style:name="P64" style:family="paragraph" style:parent-style-name="Text_20_body" style:list-style-name="L4">
      <style:paragraph-properties fo:margin-top="0cm" fo:margin-bottom="0cm" style:contextual-spacing="false"/>
      <style:text-properties officeooo:rsid="00214199" officeooo:paragraph-rsid="00214199"/>
    </style:style>
    <style:style style:name="P65" style:family="paragraph" style:parent-style-name="Text_20_body" style:list-style-name="L1">
      <style:paragraph-properties fo:margin-top="0cm" fo:margin-bottom="0cm" style:contextual-spacing="false"/>
      <style:text-properties officeooo:rsid="00162af4" officeooo:paragraph-rsid="00162af4"/>
    </style:style>
    <style:style style:name="P66" style:family="paragraph" style:parent-style-name="Text_20_body" style:list-style-name="L2">
      <style:paragraph-properties fo:margin-top="0cm" fo:margin-bottom="0cm" style:contextual-spacing="false"/>
      <style:text-properties officeooo:rsid="00162af4" officeooo:paragraph-rsid="00162af4"/>
    </style:style>
    <style:style style:name="P67" style:family="paragraph" style:parent-style-name="Text_20_body" style:list-style-name="L2">
      <style:paragraph-properties fo:margin-top="0cm" fo:margin-bottom="0cm" style:contextual-spacing="false"/>
      <style:text-properties officeooo:rsid="0017e9ff" officeooo:paragraph-rsid="0017e9ff"/>
    </style:style>
    <style:style style:name="P68" style:family="paragraph" style:parent-style-name="Text_20_body" style:list-style-name="L3">
      <style:paragraph-properties fo:margin-top="0cm" fo:margin-bottom="0cm" style:contextual-spacing="false"/>
      <style:text-properties officeooo:rsid="001b5cee" officeooo:paragraph-rsid="001b5cee"/>
    </style:style>
    <style:style style:name="P69" style:family="paragraph" style:parent-style-name="Text_20_body" style:list-style-name="L4">
      <style:paragraph-properties fo:margin-top="0cm" fo:margin-bottom="0cm" style:contextual-spacing="false"/>
      <style:text-properties officeooo:rsid="001b5cee" officeooo:paragraph-rsid="001b5cee"/>
    </style:style>
    <style:style style:name="P70" style:family="paragraph" style:parent-style-name="Text_20_body" style:list-style-name="L4">
      <style:paragraph-properties fo:margin-top="0cm" fo:margin-bottom="0cm" style:contextual-spacing="false"/>
      <style:text-properties officeooo:rsid="0018cdc3" officeooo:paragraph-rsid="0018cdc3"/>
    </style:style>
    <style:style style:name="P71" style:family="paragraph" style:parent-style-name="Text_20_body" style:list-style-name="L4">
      <style:paragraph-properties fo:margin-top="0cm" fo:margin-bottom="0cm" style:contextual-spacing="false"/>
      <style:text-properties officeooo:rsid="001a67fb" officeooo:paragraph-rsid="001a67fb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/>
      <style:text-properties officeooo:paragraph-rsid="002a49a1"/>
    </style:style>
    <style:style style:name="P73" style:family="paragraph" style:parent-style-name="Text_20_body" style:master-page-name="">
      <style:paragraph-properties fo:margin-left="0cm" fo:margin-right="0cm" fo:margin-top="0cm" fo:margin-bottom="0cm" style:contextual-spacing="false" fo:line-height="120%" fo:text-indent="0cm" style:auto-text-indent="false" style:page-number="auto"/>
      <style:text-properties officeooo:rsid="0015f8c4" officeooo:paragraph-rsid="0015f8c4"/>
    </style:style>
    <style:style style:name="P74" style:family="paragraph" style:parent-style-name="Heading_20_1">
      <style:paragraph-properties fo:margin-top="0cm" fo:margin-bottom="0cm" style:contextual-spacing="false"/>
    </style:style>
    <style:style style:name="P75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76" style:family="paragraph" style:parent-style-name="Heading_20_2">
      <style:paragraph-properties fo:margin-top="0cm" fo:margin-bottom="0cm" style:contextual-spacing="false"/>
    </style:style>
    <style:style style:name="P77" style:family="paragraph" style:parent-style-name="Heading_20_2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officeooo:paragraph-rsid="00162af4"/>
    </style:style>
    <style:style style:name="P79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officeooo:paragraph-rsid="00241529"/>
    </style:style>
    <style:style style:name="T1" style:family="text">
      <style:text-properties officeooo:rsid="002070ba"/>
    </style:style>
    <style:style style:name="T2" style:family="text">
      <style:text-properties officeooo:rsid="00214199"/>
    </style:style>
    <style:style style:name="T3" style:family="text">
      <style:text-properties fo:font-size="14pt" fo:font-weight="bold" officeooo:rsid="00241529" style:font-size-asian="14pt" style:font-weight-asian="bold" style:font-size-complex="14pt" style:font-weight-complex="bold"/>
    </style:style>
    <style:style style:name="T4" style:family="text">
      <style:text-properties officeooo:rsid="00264c94"/>
    </style:style>
    <style:style style:name="T5" style:family="text">
      <style:text-properties officeooo:rsid="00144f92"/>
    </style:style>
    <style:style style:name="T6" style:family="text">
      <style:text-properties officeooo:rsid="001492f6"/>
    </style:style>
    <style:style style:name="T7" style:family="text">
      <style:text-properties officeooo:rsid="001649f8"/>
    </style:style>
    <style:style style:name="T8" style:family="text">
      <style:text-properties officeooo:rsid="001911c8"/>
    </style:style>
    <style:style style:name="T9" style:family="text">
      <style:text-properties officeooo:rsid="0019d703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9d703" style:font-weight-asian="bold"/>
    </style:style>
    <style:style style:name="T12" style:family="text">
      <style:text-properties fo:font-weight="bold" officeooo:rsid="001bcf62" style:font-weight-asian="bold"/>
    </style:style>
    <style:style style:name="T13" style:family="text">
      <style:text-properties fo:font-weight="bold" officeooo:rsid="001cf4f7" style:font-weight-asian="bold"/>
    </style:style>
    <style:style style:name="T14" style:family="text">
      <style:text-properties fo:font-weight="bold" officeooo:rsid="001e9f95" style:font-weight-asian="bold"/>
    </style:style>
    <style:style style:name="T15" style:family="text">
      <style:text-properties fo:font-weight="bold" officeooo:rsid="001f6caa" style:font-weight-asian="bold"/>
    </style:style>
    <style:style style:name="T16" style:family="text">
      <style:text-properties fo:color="#000000" fo:font-weight="bold" style:font-weight-asian="bold" style:font-name-complex="Arial"/>
    </style:style>
    <style:style style:name="T17" style:family="text">
      <style:text-properties fo:color="#000000" fo:font-weight="bold" officeooo:rsid="001a67f1" style:font-weight-asian="bold" style:font-name-complex="Arial"/>
    </style:style>
    <style:style style:name="T18" style:family="text">
      <style:text-properties fo:color="#000000" fo:font-weight="bold" officeooo:rsid="001492f6" style:font-weight-asian="bold" style:font-name-complex="Arial"/>
    </style:style>
    <style:style style:name="T19" style:family="text">
      <style:text-properties fo:color="#000000" fo:font-weight="bold" officeooo:rsid="001492f6" style:font-weight-asian="bold" style:font-name-complex="Arial" style:font-weight-complex="bold"/>
    </style:style>
    <style:style style:name="T20" style:family="text">
      <style:text-properties fo:color="#000000" fo:font-weight="bold" officeooo:rsid="001a67f1" style:font-weight-asian="bold" style:font-name-complex="Arial" style:font-weight-complex="bold"/>
    </style:style>
    <style:style style:name="T21" style:family="text">
      <style:text-properties fo:color="#000000" fo:font-weight="bold" officeooo:rsid="001f6caa" style:font-weight-asian="bold" style:font-name-complex="Arial"/>
    </style:style>
    <style:style style:name="T22" style:family="text">
      <style:text-properties fo:color="#000000" fo:font-weight="bold" officeooo:rsid="001cf4f7" style:font-weight-asian="bold" style:font-name-complex="Arial"/>
    </style:style>
    <style:style style:name="T23" style:family="text">
      <style:text-properties fo:color="#000000" style:font-name-complex="Arial"/>
    </style:style>
    <style:style style:name="T24" style:family="text">
      <style:text-properties fo:color="#000000" officeooo:rsid="0019d703" style:font-name-complex="Arial"/>
    </style:style>
    <style:style style:name="T25" style:family="text">
      <style:text-properties fo:color="#000000" officeooo:rsid="001a67f1" style:font-name-complex="Arial"/>
    </style:style>
    <style:style style:name="T26" style:family="text">
      <style:text-properties fo:color="#000000" officeooo:rsid="001492f6" style:font-name-complex="Arial"/>
    </style:style>
    <style:style style:name="T27" style:family="text">
      <style:text-properties fo:color="#000000" officeooo:rsid="001bcf62" style:font-name-complex="Arial"/>
    </style:style>
    <style:style style:name="T28" style:family="text">
      <style:text-properties fo:color="#000000" officeooo:rsid="001f6caa" style:font-name-complex="Arial"/>
    </style:style>
    <style:style style:name="T29" style:family="text">
      <style:text-properties fo:color="#000000" fo:font-weight="normal" officeooo:rsid="001492f6" style:font-weight-asian="normal" style:font-name-complex="Arial" style:font-weight-complex="normal"/>
    </style:style>
    <style:style style:name="T30" style:family="text">
      <style:text-properties officeooo:rsid="001a67f1"/>
    </style:style>
    <style:style style:name="T31" style:family="text">
      <style:text-properties officeooo:rsid="001b9a5c"/>
    </style:style>
    <style:style style:name="T32" style:family="text">
      <style:text-properties officeooo:rsid="001bcf62"/>
    </style:style>
    <style:style style:name="T33" style:family="text">
      <style:text-properties officeooo:rsid="001cf4f7"/>
    </style:style>
    <style:style style:name="T34" style:family="text">
      <style:text-properties officeooo:rsid="001e9f95"/>
    </style:style>
    <style:style style:name="T35" style:family="text">
      <style:text-properties officeooo:rsid="001f6caa"/>
    </style:style>
    <style:style style:name="T36" style:family="text">
      <style:text-properties officeooo:rsid="0020d51b"/>
    </style:style>
    <style:style style:name="T37" style:family="text">
      <style:text-properties officeooo:rsid="002a49a1"/>
    </style:style>
    <style:style style:name="T38" style:family="text">
      <style:text-properties officeooo:rsid="001e0798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4"/>
      <text:p text:style-name="P24"/>
      <text:p text:style-name="P24"/>
      <text:p text:style-name="P24"/>
      <text:p text:style-name="P24"/>
      <text:p text:style-name="P24">Documento de especific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Histórico de revisã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Descrição</text:p>
          </table:table-cell>
          <table:table-cell table:style-name="Tabela1.D1" office:value-type="string">
            <text:p text:style-name="P16">Autor</text:p>
          </table:table-cell>
        </table:table-row>
        <table:table-row>
          <table:table-cell table:style-name="Tabela1.A2" office:value-type="string">
            <text:p text:style-name="P16"><text:span text:style-name="T1">06</text:span>/04/2016</text:p>
          </table:table-cell>
          <table:table-cell table:style-name="Tabela1.A2" office:value-type="string">
            <text:p text:style-name="P16">1.0</text:p>
          </table:table-cell>
          <table:table-cell table:style-name="Tabela1.A2" office:value-type="string">
            <text:p text:style-name="P18">Foi feita a estrutura do documento</text:p>
          </table:table-cell>
          <table:table-cell table:style-name="Tabela1.D2" office:value-type="string">
            <text:p text:style-name="P20">Thiago S. Pereira</text:p>
          </table:table-cell>
        </table:table-row>
        <table:table-row>
          <table:table-cell table:style-name="Tabela1.A2" office:value-type="string">
            <text:p text:style-name="P17">1<text:span text:style-name="T1">3</text:span>/04/2016</text:p>
          </table:table-cell>
          <table:table-cell table:style-name="Tabela1.A2" office:value-type="string">
            <text:p text:style-name="P17">1.1</text:p>
          </table:table-cell>
          <table:table-cell table:style-name="Tabela1.A2" office:value-type="string">
            <text:p text:style-name="P18">Preenchimento dos itens 1 a 3</text:p>
          </table:table-cell>
          <table:table-cell table:style-name="Tabela1.D2" office:value-type="string">
            <text:p text:style-name="P20">Thiago S. Pereira</text:p>
          </table:table-cell>
        </table:table-row>
        <table:table-row>
          <table:table-cell table:style-name="Tabela1.A2" office:value-type="string">
            <text:p text:style-name="P19">27/04/2016</text:p>
          </table:table-cell>
          <table:table-cell table:style-name="Tabela1.A2" office:value-type="string">
            <text:p text:style-name="P19">2.0</text:p>
          </table:table-cell>
          <table:table-cell table:style-name="Tabela1.A2" office:value-type="string">
            <text:p text:style-name="P19">Alterações no itens 3</text:p>
          </table:table-cell>
          <table:table-cell table:style-name="Tabela1.D2" office:value-type="string">
            <text:p text:style-name="P20">Thiago S. Pereira</text:p>
          </table:table-cell>
        </table:table-row>
      </table:table>
      <text:p text:style-name="P3"/>
      <text:p text:style-name="P3"/>
      <text:p text:style-name="P3"/>
      <text:p text:style-name="P22"/>
      <text:p text:style-name="P3"><text:bookmark-start text:name="__RefHeading__210_1359475465"/><text:bookmark-end text:name="__RefHeading__210_1359475465"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0"><text:a xlink:type="simple" xlink:href="#__RefHeading__212_1359475465" text:style-name="Index_20_Link" text:visited-style-name="Index_20_Link">1Introdução<text:tab/>4</text:a></text:p>
          <text:p text:style-name="P29"><text:a xlink:type="simple" xlink:href="#__RefHeading__214_1359475465" text:style-name="Index_20_Link" text:visited-style-name="Index_20_Link"><text:s/>Escopo<text:tab/>4</text:a></text:p>
          <text:p text:style-name="P29"><text:a xlink:type="simple" xlink:href="#__RefHeading__216_1359475465" text:style-name="Index_20_Link" text:visited-style-name="Index_20_Link"><text:s/>Descrição dos stakeholders<text:tab/>4</text:a></text:p>
          <text:p text:style-name="P30"><text:a xlink:type="simple" xlink:href="#__RefHeading__218_1359475465" text:style-name="Index_20_Link" text:visited-style-name="Index_20_Link">2Descrição geral<text:tab/>4</text:a></text:p>
          <text:p text:style-name="P29"><text:a xlink:type="simple" xlink:href="#__RefHeading__220_1359475465" text:style-name="Index_20_Link" text:visited-style-name="Index_20_Link"><text:s/>Descrição do púbico-alvo<text:tab/>4</text:a></text:p>
          <text:p text:style-name="P29"><text:a xlink:type="simple" xlink:href="#__RefHeading__222_1359475465" text:style-name="Index_20_Link" text:visited-style-name="Index_20_Link"><text:s/>Restrições<text:tab/>4</text:a></text:p>
          <text:p text:style-name="P30"><text:a xlink:type="simple" xlink:href="#__RefHeading__224_1359475465" text:style-name="Index_20_Link" text:visited-style-name="Index_20_Link">3Requisitos<text:tab/>4</text:a></text:p>
          <text:p text:style-name="P29"><text:a xlink:type="simple" xlink:href="#__RefHeading__226_1359475465" text:style-name="Index_20_Link" text:visited-style-name="Index_20_Link"><text:s/>Requisitos funcionais<text:tab/>4</text:a></text:p>
          <text:p text:style-name="P29"><text:a xlink:type="simple" xlink:href="#__RefHeading__228_1359475465" text:style-name="Index_20_Link" text:visited-style-name="Index_20_Link"><text:s/>Requisitos de qualidade<text:tab/>5</text:a></text:p>
          <text:p text:style-name="P30"><text:a xlink:type="simple" xlink:href="#__RefHeading__230_1359475465" text:style-name="Index_20_Link" text:visited-style-name="Index_20_Link">4Apêndice<text:tab/>5</text:a></text:p>
          <text:p text:style-name="P29"><text:a xlink:type="simple" xlink:href="#__RefHeading__1614_1408144472" text:style-name="Index_20_Link" text:visited-style-name="Index_20_Link"><text:s/>Apendice A<text:tab/>5</text:a></text:p>
          <text:p text:style-name="P29"><text:a xlink:type="simple" xlink:href="#__RefHeading__2061_1408144472" text:style-name="Index_20_Link" text:visited-style-name="Index_20_Link"><text:s/>Apendice B<text:tab/>6</text:a></text:p>
          <text:p text:style-name="P29"><text:a xlink:type="simple" xlink:href="#__RefHeading__1612_1408144472" text:style-name="Index_20_Link" text:visited-style-name="Index_20_Link"><text:s/>Apendice C<text:tab/>6</text:a></text:p>
          <text:p text:style-name="P31"><text:a xlink:type="simple" xlink:href="#__RefHeading__2067_1408144472" text:style-name="Index_20_Link" text:visited-style-name="Index_20_Link">Descrição de Caso e USO<text:tab/>6</text:a></text:p>
          <text:p text:style-name="P30"><text:a xlink:type="simple" xlink:href="#__RefHeading__236_1359475465" text:style-name="Index_20_Link" text:visited-style-name="Index_20_Link">5Índice<text:tab/>9</text:a></text:p>
        </text:index-body>
      </text:table-of-content>
      <text:p text:style-name="P2"/>
      <text:p text:style-name="P21"/>
      <text:h text:style-name="P74" text:outline-level="1"><text:bookmark-start text:name="__RefHeading__212_1359475465"/>Introdução<text:bookmark-end text:name="__RefHeading__212_1359475465"/></text:h>
      <text:p text:style-name="P7"/>
      <text:h text:style-name="P76" text:outline-level="2"><text:bookmark-start text:name="__RefHeading__214_1359475465"/><text:tab/>Escopo<text:bookmark-end text:name="__RefHeading__214_1359475465"/></text:h>
      <text:p text:style-name="P7"/>
      <text:p text:style-name="P73"><text:tab/><text:span text:style-name="T2">O objetivo deste projeto é criar um sistema para auxiliar o gerenciamento de um estacionamento. Ele ira resgistrar as vagas que estão sendo usadas a calcular o valor a ser pagor pelo cliente.</text:span></text:p>
      <text:p text:style-name="P61"><text:span text:style-name="T37"><text:tab/>No sistema o</text:span> cliente informa a placa do carro, o nome e o RG ao atendente que dá entrada no sistem<text:span text:style-name="T36">e retorna o um número de identificação do serviço</text:span>. Quando o cliente sai ele deve dizer seu nome o atendente solicitará baixa e o programa mostrará quanto o cliente deve pagar. Assim que o cliente efetuar o pagamento no caixa o atendente e imprime a nota fiscal gerada pelo sistema. </text:p>
      <text:p text:style-name="P72"><text:span text:style-name="T38"><text:tab/>Outra funcionalidade é a consulta a vagas disponiveis. O estacionemanto tem um numero determinado de vagas, com esta funcionalidade o atendente pode dizer se há vagas ou não.</text:span></text:p>
      <text:p text:style-name="P10"/>
      <text:h text:style-name="P78" text:outline-level="2"><text:bookmark-start text:name="__RefHeading__216_1359475465"/><text:tab/>Descrição dos stakeholders<text:bookmark-end text:name="__RefHeading__216_1359475465"/></text:h>
      <text:p text:style-name="P9"/>
      <text:p text:style-name="P8">As pertes involvidas e interessadas no sistema são:</text:p>
      <text:list xml:id="list454038152792745984" text:style-name="L1">
        <text:list-item>
          <text:p text:style-name="P62">Dono do estacionamento</text:p>
        </text:list-item>
        <text:list-item>
          <text:p text:style-name="P62">Funcionario do estacionamento</text:p>
        </text:list-item>
        <text:list-item>
          <text:p text:style-name="P65">Clientes</text:p>
        </text:list-item>
        <text:list-item>
          <text:p text:style-name="P62">Desenvolvedor do sistema</text:p>
        </text:list-item>
      </text:list>
      <text:p text:style-name="P9"/>
      <text:h text:style-name="P75" text:outline-level="1"><text:bookmark-start text:name="__RefHeading__218_1359475465"/>Descrição geral<text:bookmark-end text:name="__RefHeading__218_1359475465"/></text:h>
      <text:p text:style-name="P7"/>
      <text:h text:style-name="P77" text:outline-level="2"><text:bookmark-start text:name="__RefHeading__220_1359475465"/><text:tab/>Descrição do púbico-alvo<text:bookmark-end text:name="__RefHeading__220_1359475465"/></text:h>
      <text:p text:style-name="P7"/>
      <text:p text:style-name="P13">O publico alvo são os clientes dos estabelecimentos no centro da cidade, que precisam de um lugar para estacionar seus carros para poderem fazer compras.</text:p>
      <text:p text:style-name="P9"/>
      <text:h text:style-name="P77" text:outline-level="2"><text:bookmark-start text:name="__RefHeading__222_1359475465"/><text:tab/>Restrições<text:bookmark-end text:name="__RefHeading__222_1359475465"/></text:h>
      <text:p text:style-name="P7"/>
      <text:p text:style-name="P8">O desenvolvimento do sistema pode não ocorre se seguintes pontos não forem satisfeitos:</text:p>
      <text:list xml:id="list2155858322139036969" text:style-name="L2">
        <text:list-item>
          <text:p text:style-name="P66">Disponibilidade de um computador </text:p>
        </text:list-item>
        <text:list-item>
          <text:p text:style-name="P67">Funcionário possuir minimo de conhecimnto em manuseu de um computador</text:p>
        </text:list-item>
      </text:list>
      <text:p text:style-name="P11"><text:tab/></text:p>
      <text:h text:style-name="P75" text:outline-level="1"><text:bookmark-start text:name="__RefHeading__224_1359475465"/>Requisitos<text:bookmark-end text:name="__RefHeading__224_1359475465"/></text:h>
      <text:p text:style-name="P7"/>
      <text:h text:style-name="P77" text:outline-level="2"><text:bookmark-start text:name="__RefHeading__226_1359475465"/><text:tab/>Requisitos funcionais<text:bookmark-end text:name="__RefHeading__226_1359475465"/></text:h>
      <text:p text:style-name="P7"/>
      <text:list xml:id="list5540912618172517248" text:style-name="L3">
        <text:list-item>
          <text:p text:style-name="P63">Registrar placa </text:p>
        </text:list-item>
        <text:list-item>
          <text:p text:style-name="P63">Verificar se o estacionamento esta cheio</text:p>
        </text:list-item>
        <text:list-item>
          <text:p text:style-name="P68"><text:soft-page-break/>Calcular valor a ser pago pelo cliente</text:p>
        </text:list-item>
        <text:list-item>
          <text:p text:style-name="P63">Registrar pagamento</text:p>
        </text:list-item>
      </text:list>
      <text:p text:style-name="P7"/>
      <text:p text:style-name="P23"/>
      <text:h text:style-name="P77" text:outline-level="2"><text:bookmark-start text:name="__RefHeading__228_1359475465"/><text:tab/>Requisitos de qualidade<text:bookmark-end text:name="__RefHeading__228_1359475465"/></text:h>
      <text:p text:style-name="P7"/>
      <text:p text:style-name="P12">Para que o sistema possua integridade e coesão com o que foi pedido pelo cliente alguns pontos devem ser alcançados de forma satisfatoria:</text:p>
      <text:list xml:id="list7313679299367053698" text:style-name="L4">
        <text:list-item>
          <text:p text:style-name="P64">O cliente deve informar </text:p>
        </text:list-item>
        <text:list-item>
          <text:p text:style-name="P70">Todo e qualquer relatório gerado deve informar os dado referentes aos pedidos (Data, hora, preço total, endereço e status)</text:p>
        </text:list-item>
        <text:list-item>
          <text:p text:style-name="P71">Todo e qualquer cancelamento deve ser confirmado antes de ser executado</text:p>
        </text:list-item>
        <text:list-item>
          <text:p text:style-name="P69">A consulta deve retornar somente pedidos feitos no dia.</text:p>
        </text:list-item>
      </text:list>
      <text:p text:style-name="P7"/>
      <text:h text:style-name="P75" text:outline-level="1"><text:bookmark-start text:name="__RefHeading__230_1359475465"/>Apêndice<text:bookmark-end text:name="__RefHeading__230_1359475465"/></text:h>
      <text:p text:style-name="P7"/>
      <text:h text:style-name="Heading_20_2" text:outline-level="2"><text:bookmark-start text:name="__RefHeading__1614_1408144472"/><text:tab/><text:span text:style-name="T3">Apendice A</text:span><text:bookmark-end text:name="__RefHeading__1614_1408144472"/></text:h>
      <text:p text:style-name="P7"><text:tab/></text:p>
      <text:p text:style-name="P15"><draw:frame draw:style-name="fr1" draw:name="Quadro1" text:anchor-type="paragraph" svg:x="0.007cm" svg:y="0cm" svg:width="16.986cm" draw:z-index="0"><draw:text-box fo:min-height="10.135cm"><text:p text:style-name="Illustration"><draw:frame draw:style-name="fr2" draw:name="Imagem1" text:anchor-type="paragraph" svg:width="16.986cm" style:rel-width="100%" svg:height="10.135cm" style:rel-height="scale" draw:z-index="1"><draw:image xlink:href="Pictures/1000020100000536000002F3A693EB82.png" xlink:type="simple" xlink:show="embed" xlink:actuate="onLoad"/></draw:frame>Figura <text:sequence text:ref-name="refIllustration0" text:name="Illustration" text:formula="ooow:Illustration+1" style:num-format="1">1</text:sequence>: DFD</text:p></draw:text-box></draw:frame><text:soft-page-break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2061_1408144472"/><text:tab/><text:span text:style-name="T3">Apendice B</text:span><text:bookmark-end text:name="__RefHeading__2061_1408144472"/></text:h>
      <text:p text:style-name="P14"><draw:frame draw:style-name="fr1" draw:name="Quadro2" text:anchor-type="paragraph" svg:x="1.94cm" svg:y="-0.09cm" svg:width="11.033cm" draw:z-index="2"><draw:text-box fo:min-height="10.134cm"><text:p text:style-name="Illustration"><draw:frame draw:style-name="fr2" draw:name="Imagem2" text:anchor-type="paragraph" svg:width="11.033cm" style:rel-width="100%" svg:height="10.134cm" style:rel-height="scale" draw:z-index="3"><draw:image xlink:href="Pictures/10000201000001A10000017F6646092F.png" xlink:type="simple" xlink:show="embed" xlink:actuate="onLoad"/></draw:frame>Figura <text:sequence text:ref-name="refIllustration1" text:name="Illustration" text:formula="ooow:Illustration+1" style:num-format="1">2</text:sequence>: UML</text:p></draw:text-box></draw:frame><text:soft-page-break/></text:p>
      <text:h text:style-name="P79" text:outline-level="2"><text:bookmark-start text:name="__RefHeading__1612_1408144472"/><text:s text:c="8"/><text:span text:style-name="T4">Apendice C</text:span><text:bookmark-end text:name="__RefHeading__1612_1408144472"/></text:h>
      <text:p text:style-name="P14"/>
      <text:h text:style-name="Heading_20_3" text:outline-level="3"><text:bookmark-start text:name="__RefHeading__2067_1408144472"/>Descrição de Caso e USO<text:bookmark-end text:name="__RefHeading__2067_1408144472"/></text:h>
      <text:p text:style-name="P3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Caso de Uso</text:p>
          </table:table-cell>
          <table:table-cell table:style-name="Table3.B1" office:value-type="string">
            <text:p text:style-name="P41">Verificar vaga</text:p>
          </table:table-cell>
        </table:table-row>
        <table:table-row table:style-name="Table3.1">
          <table:table-cell table:style-name="Table3.A1" office:value-type="string">
            <text:p text:style-name="P36">Descrição</text:p>
          </table:table-cell>
          <table:table-cell table:style-name="Table3.B1" office:value-type="string">
            <text:p text:style-name="P47">O atendente registra a placa do automovel</text:p>
          </table:table-cell>
        </table:table-row>
        <table:table-row table:style-name="Table3.1">
          <table:table-cell table:style-name="Table3.A1" office:value-type="string">
            <text:p text:style-name="P36">Atores</text:p>
          </table:table-cell>
          <table:table-cell table:style-name="Table3.B1" office:value-type="string">
            <text:p text:style-name="P42"><text:span text:style-name="T5">A</text:span>tendente</text:p>
          </table:table-cell>
        </table:table-row>
        <table:table-row table:style-name="Table3.1">
          <table:table-cell table:style-name="Table3.A1" office:value-type="string">
            <text:p text:style-name="P36">Pré-condições</text:p>
          </table:table-cell>
          <table:table-cell table:style-name="Table3.B1" office:value-type="string">
            <text:p text:style-name="P48">Não há</text:p>
          </table:table-cell>
        </table:table-row>
        <table:table-row table:style-name="Table3.1">
          <table:table-cell table:style-name="Table3.A1" office:value-type="string">
            <text:p text:style-name="P36">Invariantes</text:p>
          </table:table-cell>
          <table:table-cell table:style-name="Table3.B1" office:value-type="string">
            <text:p text:style-name="P43">Não há</text:p>
          </table:table-cell>
        </table:table-row>
        <table:table-row table:style-name="Table3.1">
          <table:table-cell table:style-name="Table3.A1" office:value-type="string">
            <text:p text:style-name="P36">Fluxo Principal</text:p>
          </table:table-cell>
          <table:table-cell table:style-name="Table3.B1" office:value-type="string">
            <text:p text:style-name="P38">P1. Selecionar <text:span text:style-name="T6">opção para ver se há vagas</text:span></text:p>
            <text:p text:style-name="P49">O atendente seleciona a opção <text:span text:style-name="T7">para verificar vagas</text:span></text:p>
            <text:p text:style-name="P51"/>
            <text:p text:style-name="P38">P2. <text:span text:style-name="T8">Verifica Vagas</text:span></text:p>
            <text:p text:style-name="P51">O <text:span text:style-name="T8">sistemas verificar se há alguma vaga sem dados</text:span></text:p>
            <text:p text:style-name="P51"/>
            <text:p text:style-name="P38">P3. <text:span text:style-name="T9">Informa Vagas</text:span></text:p>
            <text:p text:style-name="P52">O sistema informa quais vagas estão disponiveis</text:p>
            <text:p text:style-name="P51"/>
            <text:p text:style-name="P50"><text:span text:style-name="T10">P</text:span><text:span text:style-name="T11">4</text:span><text:span text:style-name="T10"> O caso de uso é encerrado</text:span></text:p>
            <text:p text:style-name="P36"/>
          </table:table-cell>
        </table:table-row>
        <table:table-row table:style-name="Table3.1">
          <table:table-cell table:style-name="Table3.A1" office:value-type="string">
            <text:p text:style-name="P36">Fluxos Alternativos</text:p>
          </table:table-cell>
          <table:table-cell table:style-name="Table3.B1" office:value-type="string">
            <text:p text:style-name="P26">A1 <text:span text:style-name="T9">Não há vagas</text:span></text:p>
            <text:p text:style-name="P28"><text:soft-page-break/><text:span text:style-name="T16">a.</text:span><text:span text:style-name="T23"> Após o passo 2 do Fluxo Principal </text:span><text:span text:style-name="T24">o sistema inform que não há vagas disponiveis</text:span></text:p>
            <text:p text:style-name="P32"><text:span text:style-name="T16">b. </text:span><text:span text:style-name="T23">O caso de uso é encerrado</text:span></text:p>
            <text:p text:style-name="P36"/>
          </table:table-cell>
        </table:table-row>
        <table:table-row table:style-name="Table3.1">
          <table:table-cell table:style-name="Table3.A1" office:value-type="string">
            <text:p text:style-name="P36">Fluxos de Exceção</text:p>
          </table:table-cell>
          <table:table-cell table:style-name="Table3.B1" office:value-type="string">
            <text:p text:style-name="P33"><text:span text:style-name="T17">E1 </text:span><text:span text:style-name="T16">E</text:span><text:span text:style-name="T18">rro no processamento do pedido</text:span></text:p>
            <text:p text:style-name="P33"><text:span text:style-name="T16">a. </text:span><text:span text:style-name="T23">. <text:s/>No passo </text:span><text:span text:style-name="T25">3</text:span><text:span text:style-name="T23"> do fluxo principal o sistema identifica que </text:span><text:span text:style-name="T26">existiu um erro no processamento</text:span></text:p>
            <text:p text:style-name="P33"><text:span text:style-name="T16">b. </text:span><text:span text:style-name="T23">O sistema exibe mensagem de erro </text:span><text:span text:style-name="T26">0</text:span><text:span text:style-name="T29">2</text:span></text:p>
            <text:p text:style-name="P33"><text:span text:style-name="T16">c.</text:span><text:span text:style-name="T23"> O </text:span><text:span text:style-name="T26">sistema retorna ao passo </text:span><text:span text:style-name="T19">P</text:span><text:span text:style-name="T20">1</text:span></text:p>
          </table:table-cell>
        </table:table-row>
        <table:table-row table:style-name="Table3.1">
          <table:table-cell table:style-name="Table3.A1" office:value-type="string">
            <text:p text:style-name="P36">Pós-condições</text:p>
          </table:table-cell>
          <table:table-cell table:style-name="Table3.B1" office:value-type="string">
            <text:p text:style-name="P48"><text:span text:style-name="T30">Verificação </text:span>efetuad<text:span text:style-name="T30">a</text:span></text:p>
          </table:table-cell>
        </table:table-row>
        <table:table-row table:style-name="Table3.1">
          <table:table-cell table:style-name="Table3.A1" office:value-type="string">
            <text:p text:style-name="P37">Ponto de Inclusão</text:p>
          </table:table-cell>
          <table:table-cell table:style-name="Table3.B1" office:value-type="string">
            <text:p text:style-name="P50">Verificar <text:span text:style-name="T6">pedido</text:span></text:p>
          </table:table-cell>
        </table:table-row>
        <table:table-row table:style-name="Table3.1">
          <table:table-cell table:style-name="Table3.A1" office:value-type="string">
            <text:p text:style-name="P37">Ponto de Extensão</text:p>
          </table:table-cell>
          <table:table-cell table:style-name="Table3.B1" office:value-type="string">
            <text:p text:style-name="P50">Não há</text:p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Caso de Uso</text:p>
          </table:table-cell>
          <table:table-cell table:style-name="Table1.B1" office:value-type="string">
            <text:p text:style-name="P44">Registra placa</text:p>
          </table:table-cell>
        </table:table-row>
        <table:table-row table:style-name="Table1.1">
          <table:table-cell table:style-name="Table1.A1" office:value-type="string">
            <text:p text:style-name="P36">Descrição</text:p>
          </table:table-cell>
          <table:table-cell table:style-name="Table1.B1" office:value-type="string">
            <text:p text:style-name="P47">O atendente registra a placa do automovel</text:p>
          </table:table-cell>
        </table:table-row>
        <table:table-row table:style-name="Table1.1">
          <table:table-cell table:style-name="Table1.A1" office:value-type="string">
            <text:p text:style-name="P36">Atores</text:p>
          </table:table-cell>
          <table:table-cell table:style-name="Table1.B1" office:value-type="string">
            <text:p text:style-name="P42"><text:span text:style-name="T5">A</text:span>tendente</text:p>
          </table:table-cell>
        </table:table-row>
        <table:table-row table:style-name="Table1.1">
          <table:table-cell table:style-name="Table1.A1" office:value-type="string">
            <text:p text:style-name="P36">Pré-condições</text:p>
          </table:table-cell>
          <table:table-cell table:style-name="Table1.B1" office:value-type="string">
            <text:p text:style-name="P53">Vaga disponivel</text:p>
          </table:table-cell>
        </table:table-row>
        <table:table-row table:style-name="Table1.1">
          <table:table-cell table:style-name="Table1.A1" office:value-type="string">
            <text:p text:style-name="P36">Invariantes</text:p>
          </table:table-cell>
          <table:table-cell table:style-name="Table1.B1" office:value-type="string">
            <text:p text:style-name="P43">Não há</text:p>
          </table:table-cell>
        </table:table-row>
        <table:table-row table:style-name="Table1.1">
          <table:table-cell table:style-name="Table1.A1" office:value-type="string">
            <text:p text:style-name="P36">Fluxo Principal</text:p>
          </table:table-cell>
          <table:table-cell table:style-name="Table1.B1" office:value-type="string">
            <text:p text:style-name="P38">P1. Selecionar <text:span text:style-name="T31">vaga</text:span></text:p>
            <text:p text:style-name="P49">O atendente seleciona <text:span text:style-name="T31">a vaga onde irá registrar o cliente</text:span></text:p>
            <text:p text:style-name="P51"/>
            <text:p text:style-name="P38">P2. <text:span text:style-name="T31">Insere dados</text:span></text:p>
            <text:p text:style-name="P51">O <text:span text:style-name="T31">atendente insere os dados do cliente</text:span></text:p>
            <text:p text:style-name="P51"/>
            <text:p text:style-name="P38">P3. <text:span text:style-name="T9">Informa Vagas</text:span></text:p>
            <text:p text:style-name="P54">Retorna ao cliente a vaga para estacionar</text:p>
            <text:p text:style-name="P39"/>
            <text:p text:style-name="P38">P<text:span text:style-name="T32">4</text:span>. <text:span text:style-name="T32">Inicia contagem</text:span></text:p>
            <text:p text:style-name="P54">Inicia contagem de tempo</text:p>
            <text:p text:style-name="P51"/>
            <text:p text:style-name="P50"><text:span text:style-name="T10">P</text:span><text:span text:style-name="T12">5</text:span><text:span text:style-name="T10"> O caso de uso é encerrado</text:span></text:p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6">Fluxos Alternativos</text:p>
          </table:table-cell>
          <table:table-cell table:style-name="Table1.B1" office:value-type="string">
            <text:p text:style-name="P27">Não há</text:p>
          </table:table-cell>
        </table:table-row>
        <table:table-row table:style-name="Table1.1">
          <table:table-cell table:style-name="Table1.A1" office:value-type="string">
            <text:p text:style-name="P36">Fluxos de Exceção</text:p>
          </table:table-cell>
          <table:table-cell table:style-name="Table1.B1" office:value-type="string">
            <text:p text:style-name="P33"><text:span text:style-name="T17">E1 </text:span><text:span text:style-name="T16">E</text:span><text:span text:style-name="T18">rro no processamento do pedido</text:span></text:p>
            <text:p text:style-name="P33"><text:span text:style-name="T16">a. </text:span><text:span text:style-name="T23">. <text:s/>No passo </text:span><text:span text:style-name="T27">2</text:span><text:span text:style-name="T23"> do fluxo principal o sistema identifica que </text:span><text:span text:style-name="T26">existiu um erro no processamento</text:span></text:p>
            <text:p text:style-name="P33"><text:span text:style-name="T16">b. </text:span><text:span text:style-name="T23">O sistema exibe mensagem de erro </text:span><text:span text:style-name="T26">0</text:span><text:span text:style-name="T29">2</text:span></text:p>
            <text:p text:style-name="P33"><text:span text:style-name="T16">c.</text:span><text:span text:style-name="T23"> O </text:span><text:span text:style-name="T26">sistema retorna ao passo </text:span><text:span text:style-name="T19">P</text:span><text:span text:style-name="T20">1</text:span></text:p>
          </table:table-cell>
        </table:table-row>
        <table:table-row table:style-name="Table1.1">
          <table:table-cell table:style-name="Table1.A1" office:value-type="string">
            <text:p text:style-name="P36">Pós-condições</text:p>
          </table:table-cell>
          <table:table-cell table:style-name="Table1.B1" office:value-type="string">
            <text:p text:style-name="P48"><text:span text:style-name="T30">Verificação </text:span>efetuad<text:span text:style-name="T30">a</text:span></text:p>
          </table:table-cell>
        </table:table-row>
        <table:table-row table:style-name="Table1.1">
          <table:table-cell table:style-name="Table1.A1" office:value-type="string">
            <text:p text:style-name="P37">Ponto de Inclusão</text:p>
          </table:table-cell>
          <table:table-cell table:style-name="Table1.B1" office:value-type="string">
            <text:p text:style-name="P50">Verificar <text:span text:style-name="T6">pedido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7">Ponto de Extensão</text:p>
          </table:table-cell>
          <table:table-cell table:style-name="Table1.B1" office:value-type="string">
            <text:p text:style-name="P50">Não há</text:p>
          </table:table-cell>
        </table:table-row>
      </table:table>
      <text:p text:style-name="P6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Caso de Uso</text:p>
          </table:table-cell>
          <table:table-cell table:style-name="Table2.B1" office:value-type="string">
            <text:p text:style-name="P45">Da baixa</text:p>
          </table:table-cell>
        </table:table-row>
        <table:table-row table:style-name="Table2.1">
          <table:table-cell table:style-name="Table2.A1" office:value-type="string">
            <text:p text:style-name="P36">Descrição</text:p>
          </table:table-cell>
          <table:table-cell table:style-name="Table2.B1" office:value-type="string">
            <text:p text:style-name="P47">O atendente <text:span text:style-name="T33">da baixa de retirada de um automovel</text:span></text:p>
          </table:table-cell>
        </table:table-row>
        <table:table-row table:style-name="Table2.1">
          <table:table-cell table:style-name="Table2.A1" office:value-type="string">
            <text:p text:style-name="P36">Atores</text:p>
          </table:table-cell>
          <table:table-cell table:style-name="Table2.B1" office:value-type="string">
            <text:p text:style-name="P42"><text:span text:style-name="T5">A</text:span>tendente <text:span text:style-name="T33">e cliente</text:span></text:p>
          </table:table-cell>
        </table:table-row>
        <table:table-row table:style-name="Table2.1">
          <table:table-cell table:style-name="Table2.A1" office:value-type="string">
            <text:p text:style-name="P36">Pré-condições</text:p>
          </table:table-cell>
          <table:table-cell table:style-name="Table2.B1" office:value-type="string">
            <text:p text:style-name="P53">Vaga disponivel</text:p>
          </table:table-cell>
        </table:table-row>
        <table:table-row table:style-name="Table2.1">
          <table:table-cell table:style-name="Table2.A1" office:value-type="string">
            <text:p text:style-name="P36">Invariantes</text:p>
          </table:table-cell>
          <table:table-cell table:style-name="Table2.B1" office:value-type="string">
            <text:p text:style-name="P43">Não há</text:p>
          </table:table-cell>
        </table:table-row>
        <table:table-row table:style-name="Table2.1">
          <table:table-cell table:style-name="Table2.A1" office:value-type="string">
            <text:p text:style-name="P36">Fluxo Principal</text:p>
          </table:table-cell>
          <table:table-cell table:style-name="Table2.B1" office:value-type="string">
            <text:p text:style-name="P38"/>
            <text:p text:style-name="P38">P1. <text:span text:style-name="T33">Recebe numero da vaga</text:span></text:p>
            <text:p text:style-name="P49">O atendente <text:span text:style-name="T33">recebe do cliente a vaga que ele estacionou</text:span></text:p>
            <text:p text:style-name="P51"/>
            <text:p text:style-name="P51"><text:span text:style-name="T10">P2. </text:span><text:span text:style-name="T13">Seleciona vaga </text:span></text:p>
            <text:p text:style-name="P55">O atendente seleciona a vaga ocupada pelo cliente que irá sair</text:p>
            <text:p text:style-name="P38"/>
            <text:p text:style-name="P38">P3. <text:span text:style-name="T33">Confere os dados do cliente</text:span></text:p>
            <text:p text:style-name="P55">O atendente pega o nome do cliente para ver se é o dono da vaga selecionada</text:p>
            <text:p text:style-name="P55"/>
            <text:p text:style-name="P38">P<text:span text:style-name="T32">4</text:span>. <text:span text:style-name="T33">Para o tempo </text:span></text:p>
            <text:p text:style-name="P58">O atendente para a contagem de tempo</text:p>
            <text:p text:style-name="P38"/>
            <text:p text:style-name="P38">P<text:span text:style-name="T34">5</text:span>. <text:span text:style-name="T33">Informa o valor </text:span></text:p>
            <text:p text:style-name="P55">O atendente recebe o valor a ser pago e informa ao cliente <text:s/></text:p>
            <text:p text:style-name="P51"/>
            <text:p text:style-name="P50"><text:span text:style-name="T10">P</text:span><text:span text:style-name="T14">6</text:span><text:span text:style-name="T10"> O caso de uso é encerrado</text:span></text:p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36">Fluxos Alternativos</text:p>
          </table:table-cell>
          <table:table-cell table:style-name="Table2.B1" office:value-type="string">
            <text:p text:style-name="P27">Não há</text:p>
          </table:table-cell>
        </table:table-row>
        <table:table-row table:style-name="Table2.1">
          <table:table-cell table:style-name="Table2.A1" office:value-type="string">
            <text:p text:style-name="P36">Fluxos de Exceção</text:p>
          </table:table-cell>
          <table:table-cell table:style-name="Table2.B1" office:value-type="string">
            <text:p text:style-name="P33"><text:span text:style-name="T17">E</text:span><text:span text:style-name="T21">1</text:span><text:span text:style-name="T22"> </text:span><text:span text:style-name="T16">E</text:span><text:span text:style-name="T18">rro no processamento do pedido</text:span></text:p>
            <text:p text:style-name="P33"><text:span text:style-name="T16">a. </text:span><text:span text:style-name="T23">. <text:s/>No passo </text:span><text:span text:style-name="T27">2</text:span><text:span text:style-name="T23"> do fluxo principal o sistema identifica que </text:span><text:span text:style-name="T26">existiu um erro no processamento</text:span></text:p>
            <text:p text:style-name="P33"><text:span text:style-name="T16">b. </text:span><text:span text:style-name="T23">O sistema exibe mensagem de erro </text:span><text:span text:style-name="T26">0</text:span><text:span text:style-name="T29">2</text:span></text:p>
            <text:p text:style-name="P33"><text:span text:style-name="T16">c.</text:span><text:span text:style-name="T23"> O </text:span><text:span text:style-name="T26">sistema retorna ao passo </text:span><text:span text:style-name="T19">P</text:span><text:span text:style-name="T20">1</text:span></text:p>
            <text:p text:style-name="P40"/>
          </table:table-cell>
        </table:table-row>
        <table:table-row table:style-name="Table2.1">
          <table:table-cell table:style-name="Table2.A1" office:value-type="string">
            <text:p text:style-name="P36">Pós-condições</text:p>
          </table:table-cell>
          <table:table-cell table:style-name="Table2.B1" office:value-type="string">
            <text:p text:style-name="P48"><text:span text:style-name="T30">Verificação </text:span>efetuad<text:span text:style-name="T30">a</text:span></text:p>
          </table:table-cell>
        </table:table-row>
        <table:table-row table:style-name="Table2.1">
          <table:table-cell table:style-name="Table2.A1" office:value-type="string">
            <text:p text:style-name="P37">Ponto de Inclusão</text:p>
          </table:table-cell>
          <table:table-cell table:style-name="Table2.B1" office:value-type="string">
            <text:p text:style-name="P50">Verificar <text:span text:style-name="T6">pedido</text:span></text:p>
          </table:table-cell>
        </table:table-row>
        <table:table-row table:style-name="Table2.1">
          <table:table-cell table:style-name="Table2.A1" office:value-type="string">
            <text:p text:style-name="P37">Ponto de Extensão</text:p>
          </table:table-cell>
          <table:table-cell table:style-name="Table2.B1" office:value-type="string">
            <text:p text:style-name="P50">Não há</text:p>
          </table:table-cell>
        </table:table-row>
      </table:table>
      <text:p text:style-name="P60"/>
      <text:p text:style-name="P60"/>
      <text:p text:style-name="P60"/>
      <text:p text:style-name="P60"/>
      <text:p text:style-name="P60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Caso de Uso</text:p>
          </table:table-cell>
          <table:table-cell table:style-name="Table4.B1" office:value-type="string">
            <text:p text:style-name="P46">Registra Pagamento</text:p>
          </table:table-cell>
        </table:table-row>
        <table:table-row table:style-name="Table4.1">
          <table:table-cell table:style-name="Table4.A1" office:value-type="string">
            <text:p text:style-name="P36">Descrição</text:p>
          </table:table-cell>
          <table:table-cell table:style-name="Table4.B1" office:value-type="string">
            <text:p text:style-name="P47">O atendente <text:span text:style-name="T33">da baixa de retirada de um automovel</text:span></text:p>
          </table:table-cell>
        </table:table-row>
        <table:table-row table:style-name="Table4.1">
          <table:table-cell table:style-name="Table4.A1" office:value-type="string">
            <text:p text:style-name="P36">Atores</text:p>
          </table:table-cell>
          <table:table-cell table:style-name="Table4.B1" office:value-type="string">
            <text:p text:style-name="P42"><text:span text:style-name="T5">A</text:span>tendente</text:p>
          </table:table-cell>
        </table:table-row>
        <table:table-row table:style-name="Table4.1">
          <table:table-cell table:style-name="Table4.A1" office:value-type="string">
            <text:p text:style-name="P36">Pré-condições</text:p>
          </table:table-cell>
          <table:table-cell table:style-name="Table4.B1" office:value-type="string">
            <text:p text:style-name="P56">Baixa concluida</text:p>
          </table:table-cell>
        </table:table-row>
        <table:table-row table:style-name="Table4.1">
          <table:table-cell table:style-name="Table4.A1" office:value-type="string">
            <text:p text:style-name="P36">Invariantes</text:p>
          </table:table-cell>
          <table:table-cell table:style-name="Table4.B1" office:value-type="string">
            <text:p text:style-name="P43">Não há</text:p>
          </table:table-cell>
        </table:table-row>
        <table:table-row table:style-name="Table4.1">
          <table:table-cell table:style-name="Table4.A1" office:value-type="string">
            <text:p text:style-name="P36">Fluxo Principal</text:p>
          </table:table-cell>
          <table:table-cell table:style-name="Table4.B1" office:value-type="string">
            <text:p text:style-name="P38"/>
            <text:p text:style-name="P51"><text:span text:style-name="T10">P1. </text:span><text:span text:style-name="T15">Recebe pagamento</text:span></text:p>
            <text:p text:style-name="P57">O atendente recebe o pagamento do cliente</text:p>
            <text:p text:style-name="P51"/>
            <text:p text:style-name="P51"><text:span text:style-name="T10">P2. </text:span><text:span text:style-name="T15">Informa quanto recebeu</text:span></text:p>
            <text:p text:style-name="P59">O atendente informa no sistema o valor que o cliente lhe deu</text:p>
            <text:p text:style-name="P38"/>
            <text:p text:style-name="P51"><text:span text:style-name="T10">P3. </text:span><text:span text:style-name="T15">Verifica troco</text:span></text:p>
            <text:p text:style-name="P57">O sistema informa ao atendente se deve retornar troco e quanto será</text:p>
            <text:p text:style-name="P38">P<text:span text:style-name="T32">4</text:span>. <text:span text:style-name="T35">Conclui pagamento </text:span></text:p>
            <text:p text:style-name="P58">O atendente <text:span text:style-name="T35">conclui pagamento do cliente</text:span></text:p>
            <text:p text:style-name="P38"/>
            <text:p text:style-name="P50"><text:span text:style-name="T10">P</text:span><text:span text:style-name="T15">5</text:span><text:span text:style-name="T10"> O caso de uso é encerrado</text:span></text:p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36">Fluxos Alternativos</text:p>
          </table:table-cell>
          <table:table-cell table:style-name="Table4.B1" office:value-type="string">
            <text:p text:style-name="P26">A1 <text:span text:style-name="T35">Há troco</text:span></text:p>
            <text:p text:style-name="P28"><text:span text:style-name="T16">a.</text:span><text:span text:style-name="T23"> Após o passo </text:span><text:span text:style-name="T28">3</text:span><text:span text:style-name="T23"> </text:span><text:span text:style-name="T28">o atendente retorna o troco ao cliente</text:span></text:p>
            <text:p text:style-name="P25"><text:span text:style-name="T10">b. </text:span>O caso de <text:span text:style-name="T35">uso segue ao passo seguinte</text:span></text:p>
          </table:table-cell>
        </table:table-row>
        <table:table-row table:style-name="Table4.1">
          <table:table-cell table:style-name="Table4.A1" office:value-type="string">
            <text:p text:style-name="P36">Fluxos de Exceção</text:p>
          </table:table-cell>
          <table:table-cell table:style-name="Table4.B1" office:value-type="string">
            <text:p text:style-name="P33"><text:span text:style-name="T17">E</text:span><text:span text:style-name="T21">1</text:span><text:span text:style-name="T22"> </text:span><text:span text:style-name="T16">E</text:span><text:span text:style-name="T18">rro no processamento do pedido</text:span></text:p>
            <text:p text:style-name="P33"><text:span text:style-name="T16">a. </text:span><text:span text:style-name="T23">. <text:s/>No passo </text:span><text:span text:style-name="T27">2</text:span><text:span text:style-name="T23"> do fluxo principal o sistema identifica que </text:span><text:span text:style-name="T26">existiu um erro no processamento</text:span></text:p>
            <text:p text:style-name="P33"><text:span text:style-name="T16">b. </text:span><text:span text:style-name="T23">O sistema exibe mensagem de erro </text:span><text:span text:style-name="T26">0</text:span><text:span text:style-name="T29">2</text:span></text:p>
            <text:p text:style-name="P33"><text:span text:style-name="T16">c.</text:span><text:span text:style-name="T23"> O </text:span><text:span text:style-name="T26">sistema retorna ao passo </text:span><text:span text:style-name="T19">P</text:span><text:span text:style-name="T20">1</text:span></text:p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36">Pós-condições</text:p>
          </table:table-cell>
          <table:table-cell table:style-name="Table4.B1" office:value-type="string">
            <text:p text:style-name="P48"><text:span text:style-name="T30">Verificação </text:span>efetuad<text:span text:style-name="T30">a</text:span></text:p>
          </table:table-cell>
        </table:table-row>
        <table:table-row table:style-name="Table4.1">
          <table:table-cell table:style-name="Table4.A1" office:value-type="string">
            <text:p text:style-name="P37">Ponto de Inclusão</text:p>
          </table:table-cell>
          <table:table-cell table:style-name="Table4.B1" office:value-type="string">
            <text:p text:style-name="P50">Verificar <text:span text:style-name="T6">pedido</text:span></text:p>
          </table:table-cell>
        </table:table-row>
        <table:table-row table:style-name="Table4.1">
          <table:table-cell table:style-name="Table4.A1" office:value-type="string">
            <text:p text:style-name="P37">Ponto de Extensão</text:p>
          </table:table-cell>
          <table:table-cell table:style-name="Table4.B1" office:value-type="string">
            <text:p text:style-name="P50">Não há</text:p>
          </table:table-cell>
        </table:table-row>
      </table:table>
      <text:p text:style-name="P5"/>
      <text:p text:style-name="P14"/>
      <text:h text:style-name="P75" text:outline-level="1"><text:bookmark-start text:name="__RefHeading__236_1359475465"/>Índice<text:bookmark-end text:name="__RefHeading__236_1359475465"/></text:h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estern" style:family="paragraph" style:parent-style-name="Standard">
      <style:paragraph-properties fo:margin-top="0.494cm" fo:margin-bottom="0.21cm" style:contextual-spacing="false"/>
      <style:text-properties fo:language="pt" fo:country="B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7:27:48.710285431</meta:creation-date>
    <meta:generator>LibreOffice/4.2.8.2$Linux_X86_64 LibreOffice_project/420m0$Build-2</meta:generator>
    <dc:date>2016-05-14T15:37:44.142435260</dc:date>
    <meta:editing-duration>PT1H30M25S</meta:editing-duration>
    <meta:editing-cycles>21</meta:editing-cycles>
    <meta:document-statistic meta:table-count="5" meta:image-count="2" meta:object-count="0" meta:page-count="11" meta:paragraph-count="212" meta:word-count="1037" meta:character-count="5934" meta:non-whitespace-character-count="5078"/>
  </office:meta>
</office:document-meta>
</file>